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d737" officeooo:paragraph-rsid="0001d737"/>
    </style:style>
    <style:style style:name="P2" style:family="paragraph" style:parent-style-name="Standard">
      <style:text-properties officeooo:paragraph-rsid="0001d737"/>
    </style:style>
    <style:style style:name="P3" style:family="paragraph" style:parent-style-name="Text_20_body">
      <style:text-properties officeooo:paragraph-rsid="0001d737"/>
    </style:style>
    <style:style style:name="P4" style:family="paragraph" style:parent-style-name="Text_20_body">
      <style:text-properties officeooo:rsid="0001d737" officeooo:paragraph-rsid="0001d737"/>
    </style:style>
    <style:style style:name="T1" style:family="text">
      <style:text-properties officeooo:rsid="0001d7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ira vs Trello</text:p>
      <text:p text:style-name="P1"/>
      <text:p text:style-name="P1">- Tenggat Waktu atau Sprint</text:p>
      <text:p text:style-name="P2"><text:span text:style-name="T1">Jira dianggap lebih cocok untuk developer, karena ada fitur sprint yang mana jika di sebuah projek besar, nanti akan dibagi menjadi projek kecil kecil untuk para developer itu, nah kegunaan fitur sprint ini adalah untuk memberikan tenggat waktu.</text:span>Prioritas itu bisa mengerjakan tugas yang lebih mudah dulu, atau mengerjakan tugas yang tenggat waktunya paling dekat.</text:p>
      <text:p text:style-name="P2">- <text:span text:style-name="T1">Sistem Pelaporan atau Reporting</text:span></text:p>
      <text:p text:style-name="P3">Setelah suatu proyek atau <text:span text:style-name="Emphasis">sprint</text:span> selesai, Jira memiliki fitur pelaporan atau <text:span text:style-name="Emphasis">reporting</text:span> untuk mengevaluasinya.Saat membandingkan Trello vs Jira, Trello bisa kalah karena tak memiliki fitur ini.<text:span text:style-name="Emphasis">Reporting</text:span> adalah informasi soal proses dan hasil pekerjaan dalam satu tim yang dapat menggambarkan kinerja dari tim tersebut.Fitur ini bisa memberi informasi, apakah lebih cepat dari target, atau ada kendala di suatu titik.</text:p>
      <text:p text:style-name="P3">- <text:span text:style-name="T1">Integrasi dengan aplikasi</text:span></text:p>
      <text:p text:style-name="P3">Berbeda dengan Trello yang integrasinya terbatas, Jira memiliki banyak sekali integrasi dengan aplikasi lainnya.Ada kurang lebih 100 pihak yang mempercayai Jira untuk mengintegrasikan aplikasinya dengan Jira.Sementara itu, hanya ada sekitar 30 pihak yang aplikasinya terintegrasi dengan Trello.</text:p>
      <text:p text:style-name="P3">- <text:span text:style-name="T1">Perbandingan harga Trello vs Jira</text:span></text:p>
      <text:p text:style-name="P4">untuk harga sendiri Trello bisa digunakan secara gratis tetapi jika mau fitur lebih lengkap maka kita harus membayar, sedangkan pada Jira tidak gratis alias harus membayar.</text:p>
      <text:p text:style-name="P4"/>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7T01:14:26.675760526</meta:creation-date>
    <dc:date>2022-04-07T01:20:14.754143531</dc:date>
    <meta:editing-duration>PT5M49S</meta:editing-duration>
    <meta:editing-cycles>1</meta:editing-cycles>
    <meta:document-statistic meta:table-count="0" meta:image-count="0" meta:object-count="0" meta:page-count="1" meta:paragraph-count="9" meta:word-count="198" meta:character-count="1380" meta:non-whitespace-character-count="1191"/>
    <meta:generator>LibreOffice/6.4.7.2$Linux_X86_64 LibreOffice_project/40$Build-2</meta:generator>
  </office:meta>
</office:document-meta>
</file>